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9a631" officeooo:paragraph-rsid="001d1182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2f9b29" officeooo:paragraph-rsid="002f9b2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320ecc" officeooo:paragraph-rsid="00320ecc" style:font-weight-asian="normal" style:font-weight-complex="normal"/>
    </style:style>
    <style:style style:name="P4" style:family="paragraph" style:parent-style-name="Standard">
      <style:text-properties officeooo:rsid="0014d8bd" officeooo:paragraph-rsid="0014d8bd"/>
    </style:style>
    <style:style style:name="P5" style:family="paragraph" style:parent-style-name="Standard">
      <style:text-properties officeooo:rsid="0015fc9f" officeooo:paragraph-rsid="0015fc9f"/>
    </style:style>
    <style:style style:name="P6" style:family="paragraph" style:parent-style-name="Standard">
      <style:text-properties officeooo:rsid="0016fd81" officeooo:paragraph-rsid="0016fd81"/>
    </style:style>
    <style:style style:name="P7" style:family="paragraph" style:parent-style-name="Standard">
      <style:text-properties officeooo:rsid="001766ec" officeooo:paragraph-rsid="001766ec"/>
    </style:style>
    <style:style style:name="P8" style:family="paragraph" style:parent-style-name="Standard">
      <style:text-properties officeooo:rsid="0017d95f" officeooo:paragraph-rsid="0017d95f"/>
    </style:style>
    <style:style style:name="P9" style:family="paragraph" style:parent-style-name="Standard">
      <style:text-properties officeooo:rsid="00196839" officeooo:paragraph-rsid="00196839"/>
    </style:style>
    <style:style style:name="P10" style:family="paragraph" style:parent-style-name="Standard">
      <style:text-properties officeooo:paragraph-rsid="00196839"/>
    </style:style>
    <style:style style:name="P11" style:family="paragraph" style:parent-style-name="Standard">
      <style:text-properties officeooo:rsid="001a8351" officeooo:paragraph-rsid="001a8351"/>
    </style:style>
    <style:style style:name="P12" style:family="paragraph" style:parent-style-name="Standard">
      <style:text-properties officeooo:rsid="001b221a" officeooo:paragraph-rsid="001b221a"/>
    </style:style>
    <style:style style:name="P13" style:family="paragraph" style:parent-style-name="Standard">
      <style:text-properties officeooo:rsid="001b9bc5" officeooo:paragraph-rsid="001b9bc5"/>
    </style:style>
    <style:style style:name="P14" style:family="paragraph" style:parent-style-name="Standard">
      <style:text-properties officeooo:rsid="001b9bc5" officeooo:paragraph-rsid="0029704f"/>
    </style:style>
    <style:style style:name="P15" style:family="paragraph" style:parent-style-name="Standard">
      <style:text-properties style:font-name="Liberation Serif" officeooo:rsid="0009a631" officeooo:paragraph-rsid="001d1182"/>
    </style:style>
    <style:style style:name="P16" style:family="paragraph" style:parent-style-name="Standard">
      <style:text-properties officeooo:rsid="0009a631" officeooo:paragraph-rsid="001d1182"/>
    </style:style>
    <style:style style:name="P17" style:family="paragraph" style:parent-style-name="Standard" style:list-style-name="L4">
      <style:text-properties style:font-name="TlwgTypewriter" officeooo:rsid="0009a631" officeooo:paragraph-rsid="001d1182"/>
    </style:style>
    <style:style style:name="P18" style:family="paragraph" style:parent-style-name="Standard" style:list-style-name="L5">
      <style:text-properties style:font-name="TlwgTypewriter" fo:font-weight="normal" officeooo:rsid="0009a631" officeooo:paragraph-rsid="001d1182" style:font-weight-asian="normal" style:font-weight-complex="normal"/>
    </style:style>
    <style:style style:name="P19" style:family="paragraph" style:parent-style-name="Standard">
      <style:text-properties style:font-name="TlwgTypewriter" fo:font-weight="normal" officeooo:rsid="0028c750" officeooo:paragraph-rsid="00298b48" style:font-weight-asian="normal" style:font-weight-complex="normal"/>
    </style:style>
    <style:style style:name="P20" style:family="paragraph" style:parent-style-name="Standard">
      <style:text-properties style:font-name="TlwgTypewriter" fo:font-weight="normal" officeooo:rsid="0028c750" officeooo:paragraph-rsid="002a22a9" style:font-weight-asian="normal" style:font-weight-complex="normal"/>
    </style:style>
    <style:style style:name="P21" style:family="paragraph" style:parent-style-name="Standard">
      <style:text-properties style:font-name="TlwgTypewriter" fo:font-weight="normal" officeooo:rsid="0028c750" officeooo:paragraph-rsid="002fa58f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TlwgTypewriter" fo:font-weight="normal" officeooo:rsid="0028c750" officeooo:paragraph-rsid="00320ecc" style:font-weight-asian="normal" style:font-weight-complex="normal"/>
    </style:style>
    <style:style style:name="P23" style:family="paragraph" style:parent-style-name="Standard">
      <style:text-properties style:font-name="TlwgTypewriter" officeooo:rsid="0016fd81" officeooo:paragraph-rsid="0016fd81"/>
    </style:style>
    <style:style style:name="P24" style:family="paragraph" style:parent-style-name="Standard">
      <style:text-properties style:font-name="TlwgTypewriter" officeooo:rsid="0016fd81" officeooo:paragraph-rsid="0015fc9f"/>
    </style:style>
    <style:style style:name="P25" style:family="paragraph" style:parent-style-name="Standard">
      <style:text-properties style:font-name="TlwgTypewriter" officeooo:rsid="0016fd81" officeooo:paragraph-rsid="001766ec"/>
    </style:style>
    <style:style style:name="P26" style:family="paragraph" style:parent-style-name="Standard">
      <style:text-properties style:font-name="TlwgTypewriter" officeooo:rsid="0016fd81" officeooo:paragraph-rsid="001a8351"/>
    </style:style>
    <style:style style:name="P27" style:family="paragraph" style:parent-style-name="Standard">
      <style:text-properties fo:font-size="16pt" style:text-underline-style="solid" style:text-underline-width="auto" style:text-underline-color="font-color" fo:font-weight="bold" officeooo:rsid="0014d8bd" officeooo:paragraph-rsid="0014d8bd" style:font-size-asian="16pt" style:font-weight-asian="bold" style:font-size-complex="16pt" style:font-weight-complex="bold"/>
    </style:style>
    <style:style style:name="P28" style:family="paragraph" style:parent-style-name="Standard">
      <style:text-properties fo:font-size="16pt" style:text-underline-style="solid" style:text-underline-width="auto" style:text-underline-color="font-color" fo:font-weight="bold" officeooo:rsid="0014d8bd" officeooo:paragraph-rsid="0017d95f" style:font-size-asian="16pt" style:font-weight-asian="bold" style:font-size-complex="16pt" style:font-weight-complex="bold"/>
    </style:style>
    <style:style style:name="P29" style:family="paragraph" style:parent-style-name="Standard">
      <style:text-properties fo:font-size="16pt" style:text-underline-style="solid" style:text-underline-width="auto" style:text-underline-color="font-color" fo:font-weight="bold" officeooo:rsid="0014d8bd" officeooo:paragraph-rsid="00298b48" style:font-size-asian="16pt" style:font-weight-asian="bold" style:font-size-complex="16pt" style:font-weight-complex="bold"/>
    </style:style>
    <style:style style:name="P30" style:family="paragraph" style:parent-style-name="Standard">
      <style:text-properties fo:font-size="16pt" style:text-underline-style="solid" style:text-underline-width="auto" style:text-underline-color="font-color" fo:font-weight="bold" officeooo:rsid="001ed56d" officeooo:paragraph-rsid="001ed56d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ed56d" officeooo:paragraph-rsid="001ed56d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230d1d" officeooo:paragraph-rsid="00230d1d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28c750" officeooo:paragraph-rsid="0028c750" style:font-size-asian="10.5pt" style:font-weight-asian="normal" style:font-size-complex="12pt" style:font-weight-complex="normal"/>
    </style:style>
    <style:style style:name="P34" style:family="paragraph" style:parent-style-name="Standard">
      <style:text-properties officeooo:rsid="00249889" officeooo:paragraph-rsid="00249889"/>
    </style:style>
    <style:style style:name="P35" style:family="paragraph" style:parent-style-name="Standard">
      <style:text-properties officeooo:rsid="00264ac2" officeooo:paragraph-rsid="00264ac2"/>
    </style:style>
    <style:style style:name="P36" style:family="paragraph" style:parent-style-name="Standard">
      <style:paragraph-properties fo:text-align="justify" style:justify-single-word="false"/>
      <style:text-properties officeooo:rsid="00264ac2" officeooo:paragraph-rsid="00264ac2"/>
    </style:style>
    <style:style style:name="P37" style:family="paragraph" style:parent-style-name="Standard">
      <style:text-properties officeooo:paragraph-rsid="00264ac2"/>
    </style:style>
    <style:style style:name="P38" style:family="paragraph" style:parent-style-name="Standard">
      <style:text-properties officeooo:rsid="0028c750" officeooo:paragraph-rsid="0028c750"/>
    </style:style>
    <style:style style:name="P39" style:family="paragraph" style:parent-style-name="Standard">
      <style:text-properties officeooo:rsid="00298b48" officeooo:paragraph-rsid="00298b48"/>
    </style:style>
    <style:style style:name="P40" style:family="paragraph" style:parent-style-name="Standard">
      <style:text-properties officeooo:rsid="00298b48" officeooo:paragraph-rsid="0033db03"/>
    </style:style>
    <style:style style:name="P41" style:family="paragraph" style:parent-style-name="Standard">
      <style:text-properties officeooo:rsid="002a22a9" officeooo:paragraph-rsid="002a22a9"/>
    </style:style>
    <style:style style:name="P42" style:family="paragraph" style:parent-style-name="Standard">
      <style:paragraph-properties fo:text-align="justify" style:justify-single-word="false"/>
      <style:text-properties officeooo:rsid="002f9b29" officeooo:paragraph-rsid="002f9b29"/>
    </style:style>
    <style:style style:name="P43" style:family="paragraph" style:parent-style-name="Standard">
      <style:text-properties officeooo:rsid="002fa58f" officeooo:paragraph-rsid="002fa58f"/>
    </style:style>
    <style:style style:name="P44" style:family="paragraph" style:parent-style-name="Standard">
      <style:text-properties officeooo:rsid="0033db03" officeooo:paragraph-rsid="0033db03"/>
    </style:style>
    <style:style style:name="P45" style:family="paragraph" style:parent-style-name="Standard">
      <style:paragraph-properties fo:margin-top="0cm" fo:margin-bottom="0.499cm" style:contextual-spacing="false"/>
      <style:text-properties officeooo:rsid="0009a631" officeooo:paragraph-rsid="001d1182"/>
    </style:style>
    <style:style style:name="P46" style:family="paragraph" style:parent-style-name="Standard">
      <style:paragraph-properties fo:margin-top="0cm" fo:margin-bottom="0.499cm" style:contextual-spacing="false"/>
      <style:text-properties officeooo:paragraph-rsid="001d1182"/>
    </style:style>
    <style:style style:name="P47" style:family="paragraph" style:parent-style-name="Text_20_body" style:list-style-name="L1">
      <style:text-properties style:font-name="TlwgTypewriter" officeooo:paragraph-rsid="001d1182"/>
    </style:style>
    <style:style style:name="P48" style:family="paragraph" style:parent-style-name="Preformatted_20_Text">
      <style:text-properties officeooo:rsid="00196839" officeooo:paragraph-rsid="00196839"/>
    </style:style>
    <style:style style:name="P49" style:family="paragraph" style:parent-style-name="Preformatted_20_Text">
      <style:text-properties style:font-name="TlwgTypewriter" fo:font-size="12pt" officeooo:rsid="0016fd81" officeooo:paragraph-rsid="00196839" style:font-size-asian="12pt" style:font-size-complex="12pt"/>
    </style:style>
    <style:style style:name="T1" style:family="text">
      <style:text-properties officeooo:rsid="001716e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9900" fo:font-weight="bold" style:font-weight-asian="bold" style:font-weight-complex="bold"/>
    </style:style>
    <style:style style:name="T5" style:family="text">
      <style:text-properties officeooo:rsid="00208143"/>
    </style:style>
    <style:style style:name="T6" style:family="text">
      <style:text-properties officeooo:rsid="0021a795"/>
    </style:style>
    <style:style style:name="T7" style:family="text">
      <style:text-properties officeooo:rsid="00230d1d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officeooo:rsid="00249889"/>
    </style:style>
    <style:style style:name="T10" style:family="text">
      <style:text-properties style:font-name="TlwgTypewriter" fo:font-size="12pt" fo:font-weight="normal" officeooo:rsid="0016fd81" style:font-name-asian="Droid Sans1" style:font-size-asian="12pt" style:font-weight-asian="normal" style:font-name-complex="Liberation Mono" style:font-size-complex="12pt" style:font-weight-complex="normal"/>
    </style:style>
    <style:style style:name="T11" style:family="text">
      <style:text-properties style:font-name="TlwgTypewriter" fo:font-size="12pt" fo:font-weight="normal" officeooo:rsid="0029704f" style:font-name-asian="Droid Sans1" style:font-size-asian="12pt" style:font-weight-asian="normal" style:font-name-complex="Liberation Mono" style:font-size-complex="12pt" style:font-weight-complex="normal"/>
    </style:style>
    <style:style style:name="T12" style:family="text">
      <style:text-properties style:font-name="TlwgTypewriter" fo:font-weight="normal" officeooo:rsid="0028c750" style:font-weight-asian="normal" style:font-weight-complex="normal"/>
    </style:style>
    <style:style style:name="T13" style:family="text">
      <style:text-properties style:font-name="TlwgTypewriter" fo:font-weight="normal" officeooo:rsid="003d3d2f" style:font-weight-asian="normal" style:font-weight-complex="normal"/>
    </style:style>
    <style:style style:name="T14" style:family="text">
      <style:text-properties officeooo:rsid="0028041c"/>
    </style:style>
    <style:style style:name="T15" style:family="text">
      <style:text-properties officeooo:rsid="0028c750"/>
    </style:style>
    <style:style style:name="T16" style:family="text">
      <style:text-properties officeooo:rsid="00298b48"/>
    </style:style>
    <style:style style:name="T17" style:family="text">
      <style:text-properties officeooo:rsid="002d7744"/>
    </style:style>
    <style:style style:name="T18" style:family="text">
      <style:text-properties officeooo:rsid="002fa58f"/>
    </style:style>
    <style:style style:name="T19" style:family="text">
      <style:text-properties officeooo:rsid="00315210"/>
    </style:style>
    <style:style style:name="T20" style:family="text">
      <style:text-properties officeooo:rsid="0033db03"/>
    </style:style>
    <style:style style:name="T21" style:family="text">
      <style:text-properties officeooo:rsid="0034d8a0"/>
    </style:style>
    <style:style style:name="T22" style:family="text">
      <style:text-properties officeooo:rsid="00360d72"/>
    </style:style>
    <style:style style:name="T23" style:family="text">
      <style:text-properties officeooo:rsid="00374b56"/>
    </style:style>
    <style:style style:name="T24" style:family="text">
      <style:text-properties officeooo:rsid="0037eeab"/>
    </style:style>
    <style:style style:name="T25" style:family="text">
      <style:text-properties officeooo:rsid="003b648b"/>
    </style:style>
    <style:style style:name="T26" style:family="text">
      <style:text-properties officeooo:rsid="003d3d2f"/>
    </style:style>
    <style:style style:name="T27" style:family="text">
      <style:text-properties officeooo:rsid="003edd67"/>
    </style:style>
    <style:style style:name="T28" style:family="text">
      <style:text-properties officeooo:rsid="00400806"/>
    </style:style>
    <style:style style:name="T29" style:family="text">
      <style:text-properties officeooo:rsid="00412f56"/>
    </style:style>
    <style:style style:name="T30" style:family="text">
      <style:text-properties officeooo:rsid="0042be3b"/>
    </style:style>
    <style:style style:name="T31" style:family="text">
      <style:text-properties officeooo:rsid="00444f15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Manuel d'installation de l'outil lcov int<text:span text:style-name="T22">é</text:span>gré à GPAC</text:p>
      <text:p text:style-name="P27"/>
      <text:p text:style-name="P31">Ce document r<text:span text:style-name="T22">é</text:span>sume toutes les instructions pour int<text:span text:style-name="T22">é</text:span>grer lcov dans GPAC. D'abord on doit installer tous les outils nécessaires : GPAC (source), lcov, serveur apache, <text:span text:style-name="T6">et télécharger les fichiers depuis le dépôt github indiqué</text:span>. <text:span text:style-name="T5">On a inclus parfois de petits descriptifs pour décrire ce qu'on est en train de faire.</text:span></text:p>
      <text:p text:style-name="P31"/>
      <text:p text:style-name="P32">L'outil est acces<text:span text:style-name="T23">s</text:span>ible depuis l'adresse <text:span text:style-name="T8">localhost</text:span> du serveur apache installé en local. (Il faut juste taper localhost dans votre navigateur pr<text:span text:style-name="T23">é</text:span>f<text:span text:style-name="T23">é</text:span>ré.)</text:p>
      <text:p text:style-name="P27"/>
      <text:p text:style-name="P27">Installation de GPAC</text:p>
      <text:p text:style-name="P27"/>
      <text:p text:style-name="P8"><text:a xlink:type="simple" xlink:href="http://gpac.wp.mines-telecom.fr/2011/04/20/compiling-gpac-on-ubuntu/">http://gpac.wp.mines-telecom.fr/2011/04/20/compiling-gpac-on-ubuntu/</text:a></text:p>
      <text:p text:style-name="P8"/>
      <text:p text:style-name="P6"><text:span text:style-name="T7">Pour t</text:span>élécharger les d<text:span text:style-name="T24">é</text:span>pend<text:span text:style-name="T29">a</text:span>nces <text:span text:style-name="T7">nécessaires pour GPAC, on lance la commande</text:span>: (Ubuntu 14.04)</text:p>
      <text:p text:style-name="P23"><text:span text:style-name="T1">&gt; </text:span>sudo apt-get install subversion make pkg-config g++ zlib1g-dev libfreetype6-dev libjpeg62-dev libpng12-dev libopenjpeg-dev libmad0-dev libfaad-dev libogg-dev libvorbis-dev libtheora-dev liba52-0.7.4-dev libavcodec-dev libavformat-dev libavutil-dev libswscale-dev libavresample-dev libxv-dev x11proto-video-dev libgl1-mesa-dev x11proto-gl-dev linux-sound-base libxvidcore-dev libssl-dev libjack-dev libasound2-dev libpulse-dev libsdl1.2-dev dvb-apps libavcodec-extra libavdevice-dev libmozjs185-dev</text:p>
      <text:p text:style-name="P6"/>
      <text:p text:style-name="P5"><text:span text:style-name="T7">Pour t</text:span>élécharger le code source <text:span text:style-name="T7">de GPAC </text:span>:</text:p>
      <text:p text:style-name="P24">&gt; sudo apt-get install subversion</text:p>
      <text:p text:style-name="P24">&gt; svn co svn://svn.code.sf.net/p/gpac/code/trunk/gpac gpac</text:p>
      <text:p text:style-name="P5"/>
      <text:p text:style-name="P7">Pour le compiler, </text:p>
      <text:p text:style-name="P25">cd $HOME/gpac</text:p>
      <text:p text:style-name="P25">./configure</text:p>
      <text:p text:style-name="P25">make</text:p>
      <text:p text:style-name="P25">sudo make install</text:p>
      <text:p text:style-name="P34"/>
      <text:p text:style-name="P34"/>
      <text:p text:style-name="P28">Installation d'un serveur <text:span text:style-name="T7">A</text:span>pache</text:p>
      <text:p text:style-name="P11"/>
      <text:p text:style-name="P11"><text:span text:style-name="T9">Notre objectif est de rendre accessible notre outil à partir d'un navigateur, pour cela on installe un serveur Apache, o</text:span>n se sert de l'outil <text:span text:style-name="T8">aptitude</text:span>, si on ne l'a pas encore installé :</text:p>
      <text:p text:style-name="P26">&gt; sudo apt-get install aptitude</text:p>
      <text:p text:style-name="P11"><text:span text:style-name="T9">L'implémentation de notre outil est basé sur des scripts php, on installe apache2 et les outils pour exécuter des scripts php</text:span> :</text:p>
      <text:p text:style-name="P49"><text:bookmark text:name="r-1238495"/>&gt; aptitude install apache2 apache2-utils php5 php5-dev php5-gd</text:p>
      <text:p text:style-name="P48"/>
      <text:p text:style-name="P35">Pour démarrer notre serveur apache :</text:p>
      <text:p text:style-name="P37"><text:span text:style-name="T10">&gt; </text:span><text:span text:style-name="Strong_20_Emphasis"><text:span text:style-name="T10">sudo /etc/init.d/apache2 restart</text:span></text:span></text:p>
      <text:p text:style-name="P35"/>
      <text:p text:style-name="P36"><text:soft-page-break/>Pour tester que notre serveur apache a été bien installé, il faut juste écrire <text:span text:style-name="Strong_20_Emphasis"><text:span text:style-name="T10">localhost</text:span></text:span> dans un navigateur. Il s'affiche la page web d'exemple.</text:p>
      <text:p text:style-name="P36"/>
      <text:p text:style-name="P36">Avant de continuer, le fichier html contenant cette page web d'exemple est dans le répertoire <text:span text:style-name="Strong_20_Emphasis"><text:span text:style-name="T10">/var/www/html</text:span></text:span>, et s'appelle <text:span text:style-name="T8">index.html</text:span>, on doit le supprimer, <text:span text:style-name="T16">on va le remplacer par d'autres fichiers, on décrit la procédure dans la section « Installation et utilisation de l'outil ».</text:span></text:p>
      <text:p text:style-name="P12"/>
      <text:p text:style-name="P13">Il faut changer les droits du répertoire <text:span text:style-name="Strong_20_Emphasis"><text:span text:style-name="T10">/var/www/html </text:span></text:span><text:span text:style-name="Strong_20_Emphasis"><text:span text:style-name="T11">et ses parents :</text:span></text:span></text:p>
      <text:p text:style-name="P13"><text:span text:style-name="Strong_20_Emphasis"><text:span text:style-name="T10">&gt; sudo chmod 777 /var/www/html</text:span></text:span></text:p>
      <text:p text:style-name="P14"><text:span text:style-name="Strong_20_Emphasis"><text:span text:style-name="T10">&gt; sudo chmod 777 /var/www</text:span></text:span></text:p>
      <text:p text:style-name="P14"><text:span text:style-name="Strong_20_Emphasis"><text:span text:style-name="T10">&gt; sudo chmod 777 /var</text:span></text:span></text:p>
      <text:p text:style-name="P14"><text:span text:style-name="Strong_20_Emphasis"><text:span text:style-name="T10"/></text:span></text:p>
      <text:p text:style-name="P13">Aussi dans le répertoire où il a été installe GPAC :</text:p>
      <text:p text:style-name="P13"><text:span text:style-name="Strong_20_Emphasis"><text:span text:style-name="T10">&gt; sudo chmod 777 $HOME/gpac</text:span></text:span></text:p>
      <text:p text:style-name="P9"/>
      <text:p text:style-name="P27">Installation de <text:span text:style-name="T14">L</text:span>cov</text:p>
      <text:p text:style-name="P33">L'outil Lcov se sert des fichiers g<text:span text:style-name="T25">é</text:span>n<text:span text:style-name="T25">é</text:span>rés par l'outil gcov (qui fait partie du gcc) pour créer un fichier html avec des liens aux autres fichiers html, un par fichier .c.</text:p>
      <text:p text:style-name="P33"/>
      <text:p text:style-name="P8"><text:a xlink:type="simple" xlink:href="http://ltp.sourceforge.net/coverage/lcov.php">http://ltp.sourceforge.net/coverage/lcov.php</text:a></text:p>
      <text:p text:style-name="P38">Vous pouvez avoir plus de détails dans le site web ci-dessus, pour l'installer on va se servir de git :</text:p>
      <text:p text:style-name="P38"/>
      <text:p text:style-name="P10"><text:span text:style-name="Strong_20_Emphasis"><text:span text:style-name="T10">&gt; git clone https://github.com/linux-test-project/lcov.git</text:span></text:span></text:p>
      <text:p text:style-name="P9"><text:span text:style-name="Strong_20_Emphasis"><text:span text:style-name="T10">&gt; cd $HOME/lcov</text:span></text:span></text:p>
      <text:p text:style-name="P9"><text:span text:style-name="Strong_20_Emphasis"><text:span text:style-name="T10">&gt; make</text:span></text:span></text:p>
      <text:p text:style-name="P8"/>
      <text:p text:style-name="P46">Pour comprendre comme fonctionne gcov et lcov, j'ai fait un test avec un <text:span text:style-name="T3">helloworld.c:</text:span> </text:p>
      <text:p text:style-name="P45">Les options -fprofile-arcs et -ftest-coverage sont pour qu'au moment d'ex<text:span text:style-name="T25">é</text:span>cuter le fichier helloword, on g<text:span text:style-name="T25">é</text:span>nère des fichiers de trace pour que lcov puisse les utiliser.</text:p>
      <text:list xml:id="list7161295657030433844" text:style-name="L1">
        <text:list-item>
          <text:p text:style-name="P47">gcc -fprofile-arcs -ftest-coverage helloword.c - o helloworld</text:p>
        </text:list-item>
      </text:list>
      <text:p text:style-name="P16">Cela g<text:span text:style-name="T25">é</text:span>nère <text:span text:style-name="T25">à part</text:span> du fichier ex<text:span text:style-name="T30">é</text:span>cutable <text:span text:style-name="T4">helloworld</text:span>, un fichier <text:span text:style-name="T3">helloworld.gcno</text:span>, après d'avoir lancé la commande :</text:p>
      <text:list xml:id="list1173486328394981431" text:style-name="L4">
        <text:list-item>
          <text:p text:style-name="P17">./helloword</text:p>
        </text:list-item>
      </text:list>
      <text:p text:style-name="P16"/>
      <text:p text:style-name="P16">Il se g<text:span text:style-name="T25">é</text:span>nère un fichier <text:span text:style-name="T3">helloworld.gcda </text:span></text:p>
      <text:p text:style-name="P16"/>
      <text:p text:style-name="P1">Maintenant, on utilise lcov pour gén<text:span text:style-name="T26">é</text:span>rer le résumé en html, le r<text:span text:style-name="T26">é</text:span>pertoire où j'ai mis le .c s'appelle Helloworld :</text:p>
      <text:list xml:id="list4235362622482444581" text:style-name="L5">
        <text:list-item>
          <text:p text:style-name="P18">cd ..</text:p>
        </text:list-item>
        <text:list-item>
          <text:p text:style-name="P18">lcov –-directory Helloworld –-capture –-output-file test.info</text:p>
        </text:list-item>
        <text:list-item>
          <text:p text:style-name="P18">genhtml test.info –<text:span text:style-name="T15">output-directory $HOME</text:span></text:p>
        </text:list-item>
      </text:list>
      <text:p text:style-name="P15"><text:span text:style-name="T2">Après il faut juste ouvrir le fichier </text:span><text:span text:style-name="T3">index.html</text:span><text:span text:style-name="T2"> dans un navigateur.</text:span></text:p>
      <text:p text:style-name="P15"/>
      <text:p text:style-name="P15"><text:span text:style-name="T2"/></text:p>
      <text:p text:style-name="P8"/>
      <text:p text:style-name="P8"/>
      <text:p text:style-name="P8"><text:soft-page-break/></text:p>
      <text:p text:style-name="P29">Installation <text:span text:style-name="T16">et utilisation </text:span>de l'outil</text:p>
      <text:p text:style-name="P39"/>
      <text:p text:style-name="P40">Il faut copier les fichiers du d<text:span text:style-name="T27">é</text:span>p<text:span text:style-name="T27">ô</text:span>t github : </text:p>
      <text:p text:style-name="P40"><text:span text:style-name="T20">username : ojcgv21</text:span></text:p>
      <text:p text:style-name="P44">projectname : gpacProject</text:p>
      <text:p text:style-name="P40"/>
      <text:p text:style-name="P40"><text:span text:style-name="T20">D</text:span>ans le répertoire <text:span text:style-name="T12">/var/www/html</text:span></text:p>
      <text:p text:style-name="P39"/>
      <text:p text:style-name="P39">Dans le répertoire <text:span text:style-name="T12">/var/ww</text:span><text:span text:style-name="T13">w</text:span><text:span text:style-name="T12">/html</text:span> on va créer un répertoire nommé couverture :</text:p>
      <text:p text:style-name="P19">&gt; cd /var/www/html</text:p>
      <text:p text:style-name="P19">&gt; mkdir couverture</text:p>
      <text:p text:style-name="P41">Et lui donner de droits :</text:p>
      <text:p text:style-name="P20">&gt; sudo chmod 777 couverture</text:p>
      <text:p text:style-name="P43">Aussi un répertoire lcovresult dans couverture :</text:p>
      <text:p text:style-name="P21">&gt; cd /var/www/html/couverture</text:p>
      <text:p text:style-name="P21">&gt; mkdir lcovresult</text:p>
      <text:p text:style-name="P21">&gt; sudo chmod 777 lcovresult</text:p>
      <text:p text:style-name="P39">Pour que notre serveur web puisse acc<text:span text:style-name="T31">é</text:span>der aux fichiers de ce sous-répertoire, il faut créer un lien symbolique :</text:p>
      <text:p text:style-name="P39"/>
      <text:p text:style-name="P4"><text:s/>ln -s <text:span text:style-name="T16">repertoire_contenant_index.html_lcov</text:span> <text:s text:c="2"/><text:span text:style-name="T17">repertoire_où_il_sera_place_le_lien_symbolique</text:span></text:p>
      <text:p text:style-name="P4"/>
      <text:p text:style-name="P19">&gt; ln -s <text:s/>/var/www/html/couverture/<text:span text:style-name="T18">lcovresult</text:span> /var/www/html</text:p>
      <text:p text:style-name="P5"/>
      <text:p text:style-name="P42"><text:span text:style-name="T2">Maintenant on peut commencer à utiliser notre site web, tapez localhost dans un navigateur.</text:span></text:p>
      <text:p text:style-name="P2"/>
      <text:p text:style-name="P2">Si c'est la première fois, cliquez sur UpdateGpac, cela mettra à jour le code source et recompilera le projet en entière avec la configuration nécessaire pour g<text:span text:style-name="T28">é</text:span>n<text:span text:style-name="T28">é</text:span>rer les fichiers associés à gcov, il faut attendre quelques minutes pour que cela soit fini.</text:p>
      <text:p text:style-name="P2"/>
      <text:p text:style-name="P3">Une fois que la recompilation soit finie, lancer la commande suivante dans le répertoire de gpac :</text:p>
      <text:p text:style-name="P22">&gt; sudo make install</text:p>
      <text:p text:style-name="P2"/>
      <text:p text:style-name="P2">Maintenant vous pouvez cliquer sur l'onglet commandes à ex<text:span text:style-name="T28">é</text:span>cuter, une fois tous les commandes ont été exécutées<text:span text:style-name="T21">(pour l'instant l'utilisateur doit exécuter les commandes « à la main »)</text:span>, il faut cliquer sur le lien, « <text:span text:style-name="T19">Lancer la couverture du code »</text:span>, pour qu'on g<text:span text:style-name="T28">é</text:span>nère les fichiers gcda, et on g<text:span text:style-name="T28">é</text:span>nère aussi les fichiers html correspondants.</text:p>
      <text:p text:style-name="P2"/>
      <text:p text:style-name="P2">Si vous cliquez sur l'onglet COUVERTURE DU CODE, vous devez obtenir la page d'accueil de tous les tests de couverture du code de Gpa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21:37:37.718810411</meta:creation-date>
    <dc:date>2014-09-27T21:29:26.042397799</dc:date>
    <meta:editing-duration>P2DT23H48M50S</meta:editing-duration>
    <meta:editing-cycles>43</meta:editing-cycles>
    <meta:generator>LibreOffice/4.2.6.3$Linux_X86_64 LibreOffice_project/420m0$Build-3</meta:generator>
    <meta:document-statistic meta:table-count="0" meta:image-count="0" meta:object-count="0" meta:page-count="3" meta:paragraph-count="71" meta:word-count="793" meta:character-count="5377" meta:non-whitespace-character-count="4652"/>
  </office:meta>
</office:document-meta>
</file>